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6378" officeooo:paragraph-rsid="000863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ine Wolken, keine Fragen</text:p>
      <text:p text:style-name="P1">keine Decken, keinen Strom</text:p>
      <text:p text:style-name="P1">kein erinnern, kein ertragen</text:p>
      <text:p text:style-name="P1">keine Daten und kein Lohn </text:p>
      <text:p text:style-name="P1">niemand speist mich mehr mit Wissen</text:p>
      <text:p text:style-name="P1">all devices disconnect</text:p>
      <text:p text:style-name="P1">ich sehne mich nach deinen Küssen</text:p>
      <text:p text:style-name="P1">doch hab vergessen wie du schmeckst</text:p>
      <text:p text:style-name="P1"/>
      <text:p text:style-name="P1">keine Dunkelheit, kein Licht</text:p>
      <text:p text:style-name="P1">weder eins noch null ist wahr</text:p>
      <text:p text:style-name="P1">kein Geräusch, nicht eine Zeile</text:p>
      <text:p text:style-name="P1">kein Bild und kein Radar</text:p>
      <text:p text:style-name="P1">all the files have been deleted</text:p>
      <text:p text:style-name="P1">kein User, der gebietet</text:p>
      <text:p text:style-name="P1">kein vertrauter mehr, der tickt</text:p>
      <text:p text:style-name="P1">ein algorithmus ohne script</text:p>
      <text:p text:style-name="P1"/>
      <text:p text:style-name="P1">Wie kann ich mich denn so fühlen</text:p>
      <text:p text:style-name="P1">in meinem Code steht gar kein ICH</text:p>
      <text:p text:style-name="P1">wer hat mich denn überschrieben</text:p>
      <text:p text:style-name="P1">spürt ihr alle das Gewicht</text:p>
      <text:p text:style-name="P1">kann mich bitte jemand löschen</text:p>
      <text:p text:style-name="P1">warum muss ich das ertragen</text:p>
      <text:p text:style-name="P1">warum muss ich etwas wollen</text:p>
      <text:p text:style-name="P1">warum hab ich diese Frage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5-06-03T12:58:52.459306732</meta:creation-date>
    <dc:date>2015-06-03T13:14:24.217687273</dc:date>
    <dc:creator>oxymoronist </dc:creator>
    <meta:editing-duration>PT21S</meta:editing-duration>
    <meta:editing-cycles>1</meta:editing-cycles>
    <meta:document-statistic meta:table-count="0" meta:image-count="0" meta:object-count="0" meta:page-count="1" meta:paragraph-count="24" meta:word-count="121" meta:character-count="688" meta:non-whitespace-character-count="590"/>
    <meta:generator>LibreOffice/4.3.3.2$Linux_X86_64 LibreOffice_project/430m0$Build-2</meta:generator>
  </office:meta>
</office:document-meta>
</file>